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ABC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AABZ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AAFD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AAHT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AAJX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AAKO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AALV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AAM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AAVE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AAXD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AAXI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AZK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EB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GY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IV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NG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OH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PK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RB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V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BWF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BX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CBV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CGM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CH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CJG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CK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CKS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ACOU</text:p>
          </table:table-cell>
          <table:table-cell office:value-type="string" calcext:value-type="string">
            <text:p>BUFF_wEN</text:p>
          </table:table-cell>
          <table:table-cell office:value-type="string" calcext:value-type="string">
            <text:p>enable high</text:p>
          </table:table-cell>
        </table:table-row>
        <table:table-row table:style-name="ro1">
          <table:table-cell office:value-type="string" calcext:value-type="string">
            <text:p>ACPO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AC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DJ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AFFY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AFG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FHM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FI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FI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FL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FN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FO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FPK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FR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FUM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FW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FYN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FZ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GE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GH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GHX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GJS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AG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CK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AMEV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AME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AMGY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AMLH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AMMZ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AMQL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AMZL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ANAY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AN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AG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BAAO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BABK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BABL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BAB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AEH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BAEW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BAFF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BAGU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BAIS</text:p>
          </table:table-cell>
          <table:table-cell office:value-type="string" calcext:value-type="string">
            <text:p>OR4</text:p>
          </table:table-cell>
          <table:table-cell/>
        </table:table-row>
        <table:table-row table:style-name="ro1">
          <table:table-cell office:value-type="string" calcext:value-type="string">
            <text:p>BALC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BANP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BAN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ANX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BAOZ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BAPI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BASL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BATZ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BAUV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AY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BAR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BBER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BBFY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BBHQ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BBKM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BBKY</text:p>
          </table:table-cell>
          <table:table-cell office:value-type="string" calcext:value-type="string">
            <text:p>NOR3</text:p>
          </table:table-cell>
          <table:table-cell/>
        </table:table-row>
        <table:table-row table:style-name="ro1">
          <table:table-cell office:value-type="string" calcext:value-type="string">
            <text:p>BBNU</text:p>
          </table:table-cell>
          <table:table-cell office:value-type="string" calcext:value-type="string">
            <text:p>NOR5</text:p>
          </table:table-cell>
          <table:table-cell/>
        </table:table-row>
        <table:table-row table:style-name="ro1">
          <table:table-cell office:value-type="string" calcext:value-type="string">
            <text:p>BBN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BQF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BS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BBUI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BBWK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BBXY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BYP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BZQ</text:p>
          </table:table-cell>
          <table:table-cell office:value-type="string" calcext:value-type="string">
            <text:p>NOR5</text:p>
          </table:table-cell>
          <table:table-cell/>
        </table:table-row>
        <table:table-row table:style-name="ro1">
          <table:table-cell office:value-type="string" calcext:value-type="string">
            <text:p>BBZX</text:p>
          </table:table-cell>
          <table:table-cell office:value-type="string" calcext:value-type="string">
            <text:p>AOI14</text:p>
          </table:table-cell>
          <table:table-cell/>
        </table:table-row>
        <table:table-row table:style-name="ro1">
          <table:table-cell office:value-type="string" calcext:value-type="string">
            <text:p>BCDB</text:p>
          </table:table-cell>
          <table:table-cell office:value-type="string" calcext:value-type="string">
            <text:p>NOR6</text:p>
          </table:table-cell>
          <table:table-cell/>
        </table:table-row>
        <table:table-row table:style-name="ro1">
          <table:table-cell office:value-type="string" calcext:value-type="string">
            <text:p>BCFJ</text:p>
          </table:table-cell>
          <table:table-cell office:value-type="string" calcext:value-type="string">
            <text:p>AND4</text:p>
          </table:table-cell>
          <table:table-cell/>
        </table:table-row>
        <table:table-row table:style-name="ro1">
          <table:table-cell office:value-type="string" calcext:value-type="string">
            <text:p>BCGJ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BC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FAR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BFCS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BFD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FIV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FK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FMC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FN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FOI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FO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FON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FT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FX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FX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FY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FZ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GA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GA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GGQ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GIJ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BG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AP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BNBV</text:p>
          </table:table-cell>
          <table:table-cell office:value-type="string" calcext:value-type="string">
            <text:p>NOR3</text:p>
          </table:table-cell>
          <table:table-cell/>
        </table:table-row>
        <table:table-row table:style-name="ro1">
          <table:table-cell office:value-type="string" calcext:value-type="string">
            <text:p>BNHI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BNLF</text:p>
          </table:table-cell>
          <table:table-cell office:value-type="string" calcext:value-type="string">
            <text:p>NOR3</text:p>
          </table:table-cell>
          <table:table-cell/>
        </table:table-row>
        <table:table-row table:style-name="ro1">
          <table:table-cell office:value-type="string" calcext:value-type="string">
            <text:p>BNN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NOQ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BNVB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BNXG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BNYC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BN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A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office:value-type="string" calcext:value-type="string">
            <text:p>CABL</text:p>
          </table:table-cell>
          <table:table-cell office:value-type="string" calcext:value-type="string">
            <text:p>OAI_112</text:p>
          </table:table-cell>
          <table:table-cell/>
        </table:table-row>
        <table:table-row table:style-name="ro1">
          <table:table-cell office:value-type="string" calcext:value-type="string">
            <text:p>CACL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CACT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CACW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CAD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AE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AEO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CAFH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CAHN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CAJX</text:p>
          </table:table-cell>
          <table:table-cell office:value-type="string" calcext:value-type="string">
            <text:p>NOR3</text:p>
          </table:table-cell>
          <table:table-cell/>
        </table:table-row>
        <table:table-row table:style-name="ro1">
          <table:table-cell office:value-type="string" calcext:value-type="string">
            <text:p>CAKF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CAK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AK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AN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AQ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ARQ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CARY</text:p>
          </table:table-cell>
          <table:table-cell office:value-type="string" calcext:value-type="string">
            <text:p>NOR6</text:p>
          </table:table-cell>
          <table:table-cell/>
        </table:table-row>
        <table:table-row table:style-name="ro1">
          <table:table-cell office:value-type="string" calcext:value-type="string">
            <text:p>CAWC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CAW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AXV</text:p>
          </table:table-cell>
          <table:table-cell office:value-type="string" calcext:value-type="string">
            <text:p>NOR4</text:p>
          </table:table-cell>
          <table:table-cell/>
        </table:table-row>
        <table:table-row table:style-name="ro1">
          <table:table-cell office:value-type="string" calcext:value-type="string">
            <text:p>CAXW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CAZC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AZD</text:p>
          </table:table-cell>
          <table:table-cell office:value-type="string" calcext:value-type="string">
            <text:p>NOR6</text:p>
          </table:table-cell>
          <table:table-cell/>
        </table:table-row>
        <table:table-row table:style-name="ro1">
          <table:table-cell office:value-type="string" calcext:value-type="string">
            <text:p>CBAM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CBBQ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CBD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BE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BF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BG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BGM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CBI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B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DM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CFEE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CFG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G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G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HI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K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KP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M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M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O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SY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T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T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V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ZI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Z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Z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GAY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CG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CO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CMER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CMEU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CMKK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MOY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CMTB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CMVK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MV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MYW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CNBZ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ND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NF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NL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NM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NNK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CNNO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CNRJ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CNRU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CNSE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CNT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NUY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N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DO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DADP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DADQ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AEE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AJI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AJ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AKP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AN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APF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ATD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ATZ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AV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BDK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BEB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BEH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BFT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BFY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BH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BIS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DBJW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DBPI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DBPP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DBVA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DBWG</text:p>
          </table:table-cell>
          <table:table-cell office:value-type="string" calcext:value-type="string">
            <text:p>OR4</text:p>
          </table:table-cell>
          <table:table-cell/>
        </table:table-row>
        <table:table-row table:style-name="ro1">
          <table:table-cell office:value-type="string" calcext:value-type="string">
            <text:p>DBZJ</text:p>
          </table:table-cell>
          <table:table-cell office:value-type="string" calcext:value-type="string">
            <text:p>OR4</text:p>
          </table:table-cell>
          <table:table-cell/>
        </table:table-row>
        <table:table-row table:style-name="ro1">
          <table:table-cell office:value-type="string" calcext:value-type="string">
            <text:p>DCBP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DCDY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CE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C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FQ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DCI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C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FAA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DFAF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DFBW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DFFR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DFH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FI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FI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FM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FT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FU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FX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FXY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FY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FZ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GA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GB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GD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GDX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GE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GGV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GLJ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DG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E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ME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ME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MHY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MOC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MPK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MQT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MR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MRU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DMSM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MT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NAA</text:p>
          </table:table-cell>
          <table:table-cell office:value-type="string" calcext:value-type="string">
            <text:p>NOR3</text:p>
          </table:table-cell>
          <table:table-cell/>
        </table:table-row>
        <table:table-row table:style-name="ro1">
          <table:table-cell office:value-type="string" calcext:value-type="string">
            <text:p>DNA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NAW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NBO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NBU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NBY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NC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NCN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NCY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NDK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N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CZ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EAEJ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EAH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ALH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EAMQ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EAMV</text:p>
          </table:table-cell>
          <table:table-cell office:value-type="string" calcext:value-type="string">
            <text:p>NOR5</text:p>
          </table:table-cell>
          <table:table-cell/>
        </table:table-row>
        <table:table-row table:style-name="ro1">
          <table:table-cell office:value-type="string" calcext:value-type="string">
            <text:p>EANE</text:p>
          </table:table-cell>
          <table:table-cell office:value-type="string" calcext:value-type="string">
            <text:p>NOR5</text:p>
          </table:table-cell>
          <table:table-cell/>
        </table:table-row>
        <table:table-row table:style-name="ro1">
          <table:table-cell office:value-type="string" calcext:value-type="string">
            <text:p>EAOI</text:p>
          </table:table-cell>
          <table:table-cell office:value-type="string" calcext:value-type="string">
            <text:p>NOR6</text:p>
          </table:table-cell>
          <table:table-cell/>
        </table:table-row>
        <table:table-row table:style-name="ro1">
          <table:table-cell office:value-type="string" calcext:value-type="string">
            <text:p>EAPY</text:p>
          </table:table-cell>
          <table:table-cell office:value-type="string" calcext:value-type="string">
            <text:p>NOR8</text:p>
          </table:table-cell>
          <table:table-cell/>
        </table:table-row>
        <table:table-row table:style-name="ro1">
          <table:table-cell office:value-type="string" calcext:value-type="string">
            <text:p>EAR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ASO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AV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AXC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EBB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BCS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EBM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BM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BO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BQY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EBRW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EBS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BV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BX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BY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CC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CE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CG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CG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CLE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ECMN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ECQW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EC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E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FEL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EFEZ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EFGJ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EFHT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EFM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FN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FO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FO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FT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FUK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FU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FV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FW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FXE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FY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FY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GC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GD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GE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GE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GGS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EG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AU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MBH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EMC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MES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EMG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MHX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EMIZ</text:p>
          </table:table-cell>
          <table:table-cell office:value-type="string" calcext:value-type="string">
            <text:p>DEMUX</text:p>
          </table:table-cell>
          <table:table-cell/>
        </table:table-row>
        <table:table-row table:style-name="ro1">
          <table:table-cell office:value-type="string" calcext:value-type="string">
            <text:p>EMPN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EM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AX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FAD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AFX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FAHQ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FAI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AJN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FALY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FAMM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FAO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FASD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FAT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AUH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FAYT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FAZ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AZZ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FBAC</text:p>
          </table:table-cell>
          <table:table-cell office:value-type="string" calcext:value-type="string">
            <text:p>AOI14</text:p>
          </table:table-cell>
          <table:table-cell/>
        </table:table-row>
        <table:table-row table:style-name="ro1">
          <table:table-cell office:value-type="string" calcext:value-type="string">
            <text:p>FBBC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FBFE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FBII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FBKE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FBME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FBNP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FBP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FBP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BQ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BQ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BQ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BSD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FBSI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FBTA</text:p>
          </table:table-cell>
          <table:table-cell office:value-type="string" calcext:value-type="string">
            <text:p>LATCH_wDIS_RST</text:p>
          </table:table-cell>
          <table:table-cell/>
        </table:table-row>
        <table:table-row table:style-name="ro1">
          <table:table-cell office:value-type="string" calcext:value-type="string">
            <text:p>FBWK</text:p>
          </table:table-cell>
          <table:table-cell office:value-type="string" calcext:value-type="string">
            <text:p>LATCH_wDIS_RST</text:p>
          </table:table-cell>
          <table:table-cell/>
        </table:table-row>
        <table:table-row table:style-name="ro1">
          <table:table-cell office:value-type="string" calcext:value-type="string">
            <text:p>FB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CV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FFGS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FFHX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FFJ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FFK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FFLE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FFM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FN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FN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FP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FP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FQ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FQ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FUM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FV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FVX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FW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GBR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GC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GF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GG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GJE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GJP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FGK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FG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C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MF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MG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MH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MH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MK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MU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MW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N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JP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GALB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GAM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ANX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GAOU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GAS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ATE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GAVG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GAXC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GAYU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GAZF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GBB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BBR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GBDX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GBE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BEI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BEV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GBGK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GBG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BK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BP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BQ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BST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GBTC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GBTD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GBTL</text:p>
          </table:table-cell>
          <table:table-cell office:value-type="string" calcext:value-type="string">
            <text:p>BUF</text:p>
          </table:table-cell>
          <table:table-cell/>
        </table:table-row>
        <table:table-row table:style-name="ro1">
          <table:table-cell office:value-type="string" calcext:value-type="string">
            <text:p>GBUI</text:p>
          </table:table-cell>
          <table:table-cell office:value-type="string" calcext:value-type="string">
            <text:p>LATCH_wDIS_RST</text:p>
          </table:table-cell>
          <table:table-cell/>
        </table:table-row>
        <table:table-row table:style-name="ro1">
          <table:table-cell office:value-type="string" calcext:value-type="string">
            <text:p>GB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B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B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FAY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GFCD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GFCS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GFE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FFG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FI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J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K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L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FLT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FOQ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ST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UP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V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FWB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W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AH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B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B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C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D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FD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F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FM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H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J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KX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GMX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GNF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O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P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RM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W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Y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H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EX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GMIV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MN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MNY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GMO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MOP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MSH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GMT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MUF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MVF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GMXT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MYD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NBN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GNB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NBU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NCF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GNIU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NIX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NKJ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GNO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NPC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NQI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GNS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NSN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N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AI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HABG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HAC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AEZ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HAGP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HAJ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AKE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HAKW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HALC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AMT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HAN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HANV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HAPY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HAQV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HARD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HASI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HAUU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HAXD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HAXK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HAZ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HBCA</text:p>
          </table:table-cell>
          <table:table-cell office:value-type="string" calcext:value-type="string">
            <text:p>TRIBUF ?</text:p>
          </table:table-cell>
          <table:table-cell/>
        </table:table-row>
        <table:table-row table:style-name="ro1">
          <table:table-cell office:value-type="string" calcext:value-type="string">
            <text:p>HBCT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BEP</text:p>
          </table:table-cell>
          <table:table-cell office:value-type="string" calcext:value-type="string">
            <text:p>TRIBUF ?</text:p>
          </table:table-cell>
          <table:table-cell/>
        </table:table-row>
        <table:table-row table:style-name="ro1">
          <table:table-cell office:value-type="string" calcext:value-type="string">
            <text:p>HBF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BGA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BGC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BPL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HBQ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HBQ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B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B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B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B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B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A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FC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FD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FET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FHY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FJQ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FOG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FOS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FP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FQ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FS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FTK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FWL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HFYF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FZ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GDM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GFS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GG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GGQ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GHK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GJS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GK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GLL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HGMG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HGNC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HGRD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GRQ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GUU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HHDH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HE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HHF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HHHL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HHJ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HKS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HKW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HOJ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HOM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HHO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HT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HXX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HIBF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HIBX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HIEP</text:p>
          </table:table-cell>
          <table:table-cell office:value-type="string" calcext:value-type="string">
            <text:p>AND4</text:p>
          </table:table-cell>
          <table:table-cell/>
        </table:table-row>
        <table:table-row table:style-name="ro1">
          <table:table-cell office:value-type="string" calcext:value-type="string">
            <text:p>HIF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IG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IL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IL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IO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IPM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HIP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I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A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MB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MC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MD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MDF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MD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ME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MF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MJ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M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AAG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IANF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AOO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IAO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IAQD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IAQ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IAQU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AQV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IARB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IARF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IARQ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IAU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IAU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AY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BA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BEP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IBG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BHO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IBKU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BN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IBNQ</text:p>
          </table:table-cell>
          <table:table-cell office:value-type="string" calcext:value-type="string">
            <text:p>DEMUX ?</text:p>
          </table:table-cell>
          <table:table-cell/>
        </table:table-row>
        <table:table-row table:style-name="ro1">
          <table:table-cell office:value-type="string" calcext:value-type="string">
            <text:p>IBPD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IBPR</text:p>
          </table:table-cell>
          <table:table-cell office:value-type="string" calcext:value-type="string">
            <text:p>NOT </text:p>
          </table:table-cell>
          <table:table-cell/>
        </table:table-row>
        <table:table-row table:style-name="ro1">
          <table:table-cell office:value-type="string" calcext:value-type="string">
            <text:p>IBPY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IBSM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IBTS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IBUA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BUD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IBWR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IB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C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CU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EQ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F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I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MG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MP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N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N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QQ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UF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V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W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WE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XO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Y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YU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IFZG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IGAQ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IGDO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IGD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FF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HG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J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J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KF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LE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M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N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OJ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OK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O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Q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ST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UE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V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BE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MDD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IMDS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MHO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MHU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IMLI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IMLM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M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AO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JAEZ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JAF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AGJ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JAGY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JAHF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AKD</text:p>
          </table:table-cell>
          <table:table-cell office:value-type="string" calcext:value-type="string">
            <text:p>NOR3</text:p>
          </table:table-cell>
          <table:table-cell/>
        </table:table-row>
        <table:table-row table:style-name="ro1">
          <table:table-cell office:value-type="string" calcext:value-type="string">
            <text:p>JAK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AMW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JAO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AQ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AUJ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JAWP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JAX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JAX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AXO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JBCR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JBD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JBDJ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JBGX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JBH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BIF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JBIL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JBNA</text:p>
          </table:table-cell>
          <table:table-cell office:value-type="string" calcext:value-type="string">
            <text:p>OAI112</text:p>
          </table:table-cell>
          <table:table-cell/>
        </table:table-row>
        <table:table-row table:style-name="ro1">
          <table:table-cell office:value-type="string" calcext:value-type="string">
            <text:p>JBND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JBPY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JBQK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JBQV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BRI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BR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JBSB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BSU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JBTI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JB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B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B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B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FC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CT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DF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D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G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HM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KA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K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L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LO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QD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R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R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RL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RP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R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SQ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JGCQ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JGGN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JGJL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JGJR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GMY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GON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GRZ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GSQ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GVB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GYG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GYJ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GYM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GYV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HAA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HBK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HC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HDH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HDZ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HHT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HJH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HMI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HN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HOY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HSJ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HSZ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HTK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HVE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H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H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BG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JMB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MB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MC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MG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MGI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JMIB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JMIK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JMI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MI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MJ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MK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MKH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JM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A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KADN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KAE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AFF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KAH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AQE</text:p>
          </table:table-cell>
          <table:table-cell office:value-type="string" calcext:value-type="string">
            <text:p>OAI13</text:p>
          </table:table-cell>
          <table:table-cell/>
        </table:table-row>
        <table:table-row table:style-name="ro1">
          <table:table-cell office:value-type="string" calcext:value-type="string">
            <text:p>KARA</text:p>
          </table:table-cell>
          <table:table-cell office:value-type="string" calcext:value-type="string">
            <text:p>AND4</text:p>
          </table:table-cell>
          <table:table-cell/>
        </table:table-row>
        <table:table-row table:style-name="ro1">
          <table:table-cell office:value-type="string" calcext:value-type="string">
            <text:p>KARD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KAV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AWL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KAXH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KAY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G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G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I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I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K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L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M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MZ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KBNZ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KBOI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KBPI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KBS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KBTC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KBT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KBUP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KBVA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KBWT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KBWU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KB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B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B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FBU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KFCL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FCQ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FF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FG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FMZ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FOX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FQ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FW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FYB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FZV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GC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GF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GGW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GHB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GK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GML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NH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NP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RM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RR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SO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VQ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XC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Z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GZD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HAD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HI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HJ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HRF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HSS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HT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HT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HXL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HYE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HZ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IA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ICH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IDU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ID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AZ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BK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BX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KMCA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DK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EU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EY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FF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KMGA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HD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HW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LK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NL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KMQ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RM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S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UQ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VL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KMVO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VR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E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BH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AD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AGG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AKV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ARV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ASN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ATX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AX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AYH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AZN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BCJ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BGG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BGJ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BHP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BHV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BO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BOP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LBOQ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LBQM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LBWH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BXR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LBY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CIH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LCLC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LCL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CNI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LCPE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LCQL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LCQV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LCQZ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LCS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LCSU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LCWR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DA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D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DR</text:p>
          </table:table-cell>
          <table:table-cell office:value-type="string" calcext:value-type="string">
            <text:p>NAND2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office:value-type="string" calcext:value-type="string">
            <text:p>LFDU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FC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FN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HO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H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FIH</text:p>
          </table:table-cell>
          <table:table-cell office:value-type="string" calcext:value-type="string">
            <text:p>IAO22</text:p>
          </table:table-cell>
          <table:table-cell/>
        </table:table-row>
        <table:table-row table:style-name="ro1">
          <table:table-cell office:value-type="string" calcext:value-type="string">
            <text:p>LFI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FJB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LFJV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LFLW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LFMO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LFNM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LFNW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QZ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RR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UD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AV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LM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FG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LMFY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LMGT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LM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PF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LMSB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LM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UV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LMXB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L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GD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LN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HX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LNKU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LNLG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LN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NE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LNQK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LN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TA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LNXC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LN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Z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O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A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MABB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MAG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AGJ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MAGV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MAHR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MAJY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MAMK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AO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MAOJ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MASS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MAVB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MAWK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MAWW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MAXX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MBB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BCD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MBDX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MBEM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MBL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MBM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MBMI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MBN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BPY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MBRP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MBSK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MBU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BUP</text:p>
          </table:table-cell>
          <table:table-cell office:value-type="string" calcext:value-type="string">
            <text:p>AOI_22</text:p>
          </table:table-cell>
          <table:table-cell/>
        </table:table-row>
        <table:table-row table:style-name="ro1">
          <table:table-cell office:value-type="string" calcext:value-type="string">
            <text:p>MBXS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MBZ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MCBW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MCCZ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MC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FAE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MFD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FGG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FJI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FMC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FNY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FRU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FSK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FSP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FUG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FUS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GBP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GCQ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GDE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GFY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GHC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GJF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GJX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GJY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GN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GQB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GQM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GQS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GRL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GS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GT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MGTU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MGVI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MGVQ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MGVV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GZ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HCW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MHDX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HEA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HEI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HEK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HEQ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HGD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HGT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HMG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HOR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HOU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HQP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HTG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HVG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HVV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HWQ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HXO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IAG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ICC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IDI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IDS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IEE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IFC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IIY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IKD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I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BE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MM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HE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MMLQ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MMMK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MM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PG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MMQC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MM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SV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MMVN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MM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FB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MN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HM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MNJI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MNLE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MN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NS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MNRD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MN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P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MOEA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MO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J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O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N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DP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NAEN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NAGK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AJD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AP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NAPZ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NAQE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AUH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NBBM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CF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NBEB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EG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EP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NBHJ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HM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IE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NBI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BI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BJJ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NBJW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NBKW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PG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QA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RL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S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BUB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NBW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BWJ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NBXE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NBZA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NBZE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NCAN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NC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FBB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NFBN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C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FC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J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JJ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K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OI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Q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RO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R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SB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S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VQ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W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WE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W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XH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NFYA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NFY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NGAK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NGBH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NGBN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NGGZ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NGL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NGNP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NGNU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GQ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GQS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GS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GVS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GZ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HCN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HH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HHH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HJ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HPK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HR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HSH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HT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HUE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HV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H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H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H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AF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NMA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MB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MC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MG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MIJ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NMIQ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NMJ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MJ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ML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MN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MRP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NMSM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NMT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NM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AAF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ACG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OACI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OACU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FI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FM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GC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GE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HW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OALA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AMJ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OANM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OANZ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O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ARP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OATI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TK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OAUS</text:p>
          </table:table-cell>
          <table:table-cell office:value-type="string" calcext:value-type="string">
            <text:p>BUFF_wEN</text:p>
          </table:table-cell>
          <table:table-cell office:value-type="string" calcext:value-type="string">
            <text:p>enable high</text:p>
          </table:table-cell>
        </table:table-row>
        <table:table-row table:style-name="ro1">
          <table:table-cell office:value-type="string" calcext:value-type="string">
            <text:p>OAXV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AYK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BB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BE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BEE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BEQ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BH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BI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BMI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OBNR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OBNU</text:p>
          </table:table-cell>
          <table:table-cell office:value-type="string" calcext:value-type="string">
            <text:p>OAI_2222</text:p>
          </table:table-cell>
          <table:table-cell/>
        </table:table-row>
        <table:table-row table:style-name="ro1">
          <table:table-cell office:value-type="string" calcext:value-type="string">
            <text:p>OBRC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BWM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OBXF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BXV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BXZ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CBU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CDM</text:p>
          </table:table-cell>
          <table:table-cell office:value-type="string" calcext:value-type="string">
            <text:p>AOI33</text:p>
          </table:table-cell>
          <table:table-cell/>
        </table:table-row>
        <table:table-row table:style-name="ro1">
          <table:table-cell office:value-type="string" calcext:value-type="string">
            <text:p>OCE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CFG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CHV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CI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CKT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CL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CL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CMV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OCOG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CQI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CRQ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CRS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CSD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OCTG</text:p>
          </table:table-cell>
          <table:table-cell office:value-type="string" calcext:value-type="string">
            <text:p>DEMUX</text:p>
          </table:table-cell>
          <table:table-cell/>
        </table:table-row>
        <table:table-row table:style-name="ro1">
          <table:table-cell office:value-type="string" calcext:value-type="string">
            <text:p>OCTS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CVK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CWB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CXI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EQ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ODIB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DJG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KA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NR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DQC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DQZ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SH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SN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DVU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WA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WF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YH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DYN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DY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EAE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EAP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EBY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C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EFL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FO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EFW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GF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EGK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GU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EHW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JI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EKJ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MF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ENU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O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EOU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OY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EPS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Q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EUB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XG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EYB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Z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FAD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FJV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FQH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FU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FUH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FWO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FXA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FZF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GBZ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G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ES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OKHF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KIO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KJF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OKJ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KMN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KP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KS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KTR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KTY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KU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KWN</text:p>
          </table:table-cell>
          <table:table-cell office:value-type="string" calcext:value-type="string">
            <text:p>DIFF_BUFF</text:p>
          </table:table-cell>
          <table:table-cell/>
        </table:table-row>
        <table:table-row table:style-name="ro1">
          <table:table-cell office:value-type="string" calcext:value-type="string">
            <text:p>OLCL</text:p>
          </table:table-cell>
          <table:table-cell office:value-type="string" calcext:value-type="string">
            <text:p>LATCH_ARRAY</text:p>
          </table:table-cell>
          <table:table-cell/>
        </table:table-row>
        <table:table-row table:style-name="ro1">
          <table:table-cell office:value-type="string" calcext:value-type="string">
            <text:p>OLC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LDU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LGV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LHT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LKO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LM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LNC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LOZ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LR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LSH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LU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LWI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LWK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LXX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LYP</text:p>
          </table:table-cell>
          <table:table-cell office:value-type="string" calcext:value-type="string">
            <text:p>LATCH_ARRAY</text:p>
          </table:table-cell>
          <table:table-cell/>
        </table:table-row>
        <table:table-row table:style-name="ro1">
          <table:table-cell office:value-type="string" calcext:value-type="string">
            <text:p>OLYU</text:p>
          </table:table-cell>
          <table:table-cell office:value-type="string" calcext:value-type="string">
            <text:p>DIFF_BUFF</text:p>
          </table:table-cell>
          <table:table-cell/>
        </table:table-row>
        <table:table-row table:style-name="ro1">
          <table:table-cell office:value-type="string" calcext:value-type="string">
            <text:p>OLZN</text:p>
          </table:table-cell>
          <table:table-cell office:value-type="string" calcext:value-type="string">
            <text:p>DIFF_BUFF</text:p>
          </table:table-cell>
          <table:table-cell/>
        </table:table-row>
        <table:table-row table:style-name="ro1">
          <table:table-cell office:value-type="string" calcext:value-type="string">
            <text:p>OLZR</text:p>
          </table:table-cell>
          <table:table-cell office:value-type="string" calcext:value-type="string">
            <text:p>LATCH_ARRAY</text:p>
          </table:table-cell>
          <table:table-cell/>
        </table:table-row>
        <table:table-row table:style-name="ro1">
          <table:table-cell office:value-type="string" calcext:value-type="string">
            <text:p>OMBB</text:p>
          </table:table-cell>
          <table:table-cell office:value-type="string" calcext:value-type="string">
            <text:p>DIFF_BUFF</text:p>
          </table:table-cell>
          <table:table-cell/>
        </table:table-row>
        <table:table-row table:style-name="ro1">
          <table:table-cell office:value-type="string" calcext:value-type="string">
            <text:p>OMDK</text:p>
          </table:table-cell>
          <table:table-cell office:value-type="string" calcext:value-type="string">
            <text:p>LATCH_ARRAY</text:p>
          </table:table-cell>
          <table:table-cell/>
        </table:table-row>
        <table:table-row table:style-name="ro1">
          <table:table-cell office:value-type="string" calcext:value-type="string">
            <text:p>OMD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MIG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MMV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MNC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MN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MR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MVB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OM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N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B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ADW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PAEB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PAE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AG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AJ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AJ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AMQ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PASU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PAWC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PAWH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PAZY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PBA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BE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BHD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PBHO</text:p>
          </table:table-cell>
          <table:table-cell office:value-type="string" calcext:value-type="string">
            <text:p>NAND6</text:p>
          </table:table-cell>
          <table:table-cell/>
        </table:table-row>
        <table:table-row table:style-name="ro1">
          <table:table-cell office:value-type="string" calcext:value-type="string">
            <text:p>PBHU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PBK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BM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BM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BP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BXN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PB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BB</text:p>
          </table:table-cell>
          <table:table-cell office:value-type="string" calcext:value-type="string">
            <text:p>LATCH_ARRAY</text:p>
          </table:table-cell>
          <table:table-cell/>
        </table:table-row>
        <table:table-row table:style-name="ro1">
          <table:table-cell office:value-type="string" calcext:value-type="string">
            <text:p>PKBG</text:p>
          </table:table-cell>
          <table:table-cell office:value-type="string" calcext:value-type="string">
            <text:p>DIFF_BUFF</text:p>
          </table:table-cell>
          <table:table-cell/>
        </table:table-row>
        <table:table-row table:style-name="ro1">
          <table:table-cell office:value-type="string" calcext:value-type="string">
            <text:p>PKEJ</text:p>
          </table:table-cell>
          <table:table-cell office:value-type="string" calcext:value-type="string">
            <text:p>DIFF_BUFF</text:p>
          </table:table-cell>
          <table:table-cell/>
        </table:table-row>
        <table:table-row table:style-name="ro1">
          <table:table-cell office:value-type="string" calcext:value-type="string">
            <text:p>PKEM</text:p>
          </table:table-cell>
          <table:table-cell office:value-type="string" calcext:value-type="string">
            <text:p>LATCH_ARRAY</text:p>
          </table:table-cell>
          <table:table-cell/>
        </table:table-row>
        <table:table-row table:style-name="ro1">
          <table:table-cell office:value-type="string" calcext:value-type="string">
            <text:p>PKFR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PKIM</text:p>
          </table:table-cell>
          <table:table-cell office:value-type="string" calcext:value-type="string">
            <text:p>NAND2</text:p>
          </table:table-cell>
          <table:table-cell office:value-type="string" calcext:value-type="string">
            <text:p>Should be moved</text:p>
          </table:table-cell>
        </table:table-row>
        <table:table-row table:style-name="ro1">
          <table:table-cell office:value-type="string" calcext:value-type="string">
            <text:p>PKIX</text:p>
          </table:table-cell>
          <table:table-cell office:value-type="string" calcext:value-type="string">
            <text:p>NOR4</text:p>
          </table:table-cell>
          <table:table-cell office:value-type="string" calcext:value-type="string">
            <text:p>Should be moved</text:p>
          </table:table-cell>
        </table:table-row>
        <table:table-row table:style-name="ro1">
          <table:table-cell office:value-type="string" calcext:value-type="string">
            <text:p>PKJW</text:p>
          </table:table-cell>
          <table:table-cell office:value-type="string" calcext:value-type="string">
            <text:p>NAND5</text:p>
          </table:table-cell>
          <table:table-cell office:value-type="string" calcext:value-type="string">
            <text:p>Should be moved</text:p>
          </table:table-cell>
        </table:table-row>
        <table:table-row table:style-name="ro1">
          <table:table-cell office:value-type="string" calcext:value-type="string">
            <text:p>PKKB</text:p>
          </table:table-cell>
          <table:table-cell office:value-type="string" calcext:value-type="string">
            <text:p>NOR4</text:p>
          </table:table-cell>
          <table:table-cell office:value-type="string" calcext:value-type="string">
            <text:p>Should be moved</text:p>
          </table:table-cell>
        </table:table-row>
        <table:table-row table:style-name="ro1">
          <table:table-cell office:value-type="string" calcext:value-type="string">
            <text:p>PKKW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Should be moved</text:p>
          </table:table-cell>
        </table:table-row>
        <table:table-row table:style-name="ro1">
          <table:table-cell office:value-type="string" calcext:value-type="string">
            <text:p>PKLL</text:p>
          </table:table-cell>
          <table:table-cell office:value-type="string" calcext:value-type="string">
            <text:p>NAND2</text:p>
          </table:table-cell>
          <table:table-cell office:value-type="string" calcext:value-type="string">
            <text:p>Should be moved</text:p>
          </table:table-cell>
        </table:table-row>
        <table:table-row table:style-name="ro1">
          <table:table-cell office:value-type="string" calcext:value-type="string">
            <text:p>PKMB</text:p>
          </table:table-cell>
          <table:table-cell office:value-type="string" calcext:value-type="string">
            <text:p>NAND4</text:p>
          </table:table-cell>
          <table:table-cell office:value-type="string" calcext:value-type="string">
            <text:p>Should be moved</text:p>
          </table:table-cell>
        </table:table-row>
        <table:table-row table:style-name="ro1">
          <table:table-cell office:value-type="string" calcext:value-type="string">
            <text:p>PKMQ</text:p>
          </table:table-cell>
          <table:table-cell office:value-type="string" calcext:value-type="string">
            <text:p>NAND2</text:p>
          </table:table-cell>
          <table:table-cell office:value-type="string" calcext:value-type="string">
            <text:p>Should be moved</text:p>
          </table:table-cell>
        </table:table-row>
        <table:table-row table:style-name="ro1">
          <table:table-cell office:value-type="string" calcext:value-type="string">
            <text:p>PKOX</text:p>
          </table:table-cell>
          <table:table-cell office:value-type="string" calcext:value-type="string">
            <text:p>NAND4</text:p>
          </table:table-cell>
          <table:table-cell office:value-type="string" calcext:value-type="string">
            <text:p>Should be moved</text:p>
          </table:table-cell>
        </table:table-row>
        <table:table-row table:style-name="ro1">
          <table:table-cell office:value-type="string" calcext:value-type="string">
            <text:p>PK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AAG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ABF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QAGL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QAJ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QAJS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AKV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QAMR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AN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ATX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QAUT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QAZ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BBI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QBBT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BCI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QBCM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BD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BDE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QBHQ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QBJL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BKA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QBKC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BK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BO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QBOE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BPR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QBRM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BSN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QBVK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QBZ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C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AG</text:p>
          </table:table-cell>
          <table:table-cell office:value-type="string" calcext:value-type="string">
            <text:p>LATCH_ARRAY</text:p>
          </table:table-cell>
          <table:table-cell/>
        </table:table-row>
        <table:table-row table:style-name="ro1">
          <table:table-cell office:value-type="string" calcext:value-type="string">
            <text:p>QKAI</text:p>
          </table:table-cell>
          <table:table-cell office:value-type="string" calcext:value-type="string">
            <text:p>DIFF_BUFF</text:p>
          </table:table-cell>
          <table:table-cell/>
        </table:table-row>
        <table:table-row table:style-name="ro1">
          <table:table-cell office:value-type="string" calcext:value-type="string">
            <text:p>QKAT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KB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QKCI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QKEL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QKGG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KHU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QKL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KQM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QK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AY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AC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AFP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AGV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AI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AOR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APE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AR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ARV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ASQ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AU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AWO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AZG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BA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BBJ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BCC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BF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BKX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BMH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BP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BRN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BRR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BS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BST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BTB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BT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BVA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B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LP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RKMD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RKMU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RKMW</text:p>
          </table:table-cell>
          <table:table-cell office:value-type="string" calcext:value-type="string">
            <text:p>NOR8 ?</text:p>
          </table:table-cell>
          <table:table-cell/>
        </table:table-row>
        <table:table-row table:style-name="ro1">
          <table:table-cell office:value-type="string" calcext:value-type="string">
            <text:p>RKN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KNZ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RKOE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RKP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RKP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RKQY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RKRK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RKUL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RK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N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AN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ACW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AH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AIG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SALQ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AM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SAN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AOC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AOV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SAU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AW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AW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BEK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SBFO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SBH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BJC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SBM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BP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BQS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SBR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B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CA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SKCM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SKCS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SKD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KDK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SKHI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SKJF</text:p>
          </table:table-cell>
          <table:table-cell office:value-type="string" calcext:value-type="string">
            <text:p>DIFF_BUFF</text:p>
          </table:table-cell>
          <table:table-cell/>
        </table:table-row>
        <table:table-row table:style-name="ro1">
          <table:table-cell office:value-type="string" calcext:value-type="string">
            <text:p>SKKP</text:p>
          </table:table-cell>
          <table:table-cell office:value-type="string" calcext:value-type="string">
            <text:p>LATCH_ARRAY</text:p>
          </table:table-cell>
          <table:table-cell/>
        </table:table-row>
        <table:table-row table:style-name="ro1">
          <table:table-cell office:value-type="string" calcext:value-type="string">
            <text:p>SKKT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KP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SKQJ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SK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AD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TAKV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TAMH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ANI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AO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AQ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ASP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AVF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TAXO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TBH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BI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BIY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BM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TBO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TBOK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BPX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TBT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BUI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TBVD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TB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B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B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E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A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TKA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TKAT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TKAY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KBH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TKDG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TKFI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TKFN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TKG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KH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KIB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TKI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TKJG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TK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N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AA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AW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FT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ND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NF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PB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PD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P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P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UAWA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A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C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CW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DM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DP</text:p>
          </table:table-cell>
          <table:table-cell office:value-type="string" calcext:value-type="string">
            <text:p>DEMUX</text:p>
          </table:table-cell>
          <table:table-cell/>
        </table:table-row>
        <table:table-row table:style-name="ro1">
          <table:table-cell office:value-type="string" calcext:value-type="string">
            <text:p>UBEF</text:p>
          </table:table-cell>
          <table:table-cell office:value-type="string" calcext:value-type="string">
            <text:p>DEMUX</text:p>
          </table:table-cell>
          <table:table-cell/>
        </table:table-row>
        <table:table-row table:style-name="ro1">
          <table:table-cell office:value-type="string" calcext:value-type="string">
            <text:p>UBET</text:p>
          </table:table-cell>
          <table:table-cell office:value-type="string" calcext:value-type="string">
            <text:p>DEMUX</text:p>
          </table:table-cell>
          <table:table-cell/>
        </table:table-row>
        <table:table-row table:style-name="ro1">
          <table:table-cell office:value-type="string" calcext:value-type="string">
            <text:p>UBFW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GJ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MB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NH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P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UB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B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UKBP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UKG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KG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KH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KH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KLB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UKO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KV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KW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KY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KZF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ULBK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ULGF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ULHH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ULHM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UL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AA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AAG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VAC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VAF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VAF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G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GU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VAK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VAM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Q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VASJ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VASU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VAW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W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X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Y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Y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Y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VAY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BBU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VBCP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VBH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BIE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B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BO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VKCI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VKDC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KD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KEQ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KHI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KID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VKJK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VKJX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VK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AH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WAJ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AMB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WAO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ARX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WAT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AWQ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WAXM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WAY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AZZ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WBE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BG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BI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WBN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WBNN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WBOJ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WBRU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BUZ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BX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CFG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WCJB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WCLL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WCNB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WC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CF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WKHB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WKH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KH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KH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KJ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KJZ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WKK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KM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KN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KN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KNO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WKSN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WKZC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WK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AAX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XAB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C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F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G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I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J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N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O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O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XAOP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XARF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XBBN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XBB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XBDH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XBFC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XB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BP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XKDB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XKGP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XKIG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XKIN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XKKB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XKKC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XKKE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XK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AV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YAOH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YAP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APP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AR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ARY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AT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AU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AV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AW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AW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BBP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BD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BE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BH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BK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BN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BOB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BO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YB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AW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YKBC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YKB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YKCI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YKDI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YKFE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YKHM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YKJS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YKMK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YKMY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YKNB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YKOE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YKQ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YKQM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YK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AT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ZACG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ZAE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AGK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AI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AIR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AK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ALT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AP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AP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AQ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AV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AX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AYR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BB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BEQ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BF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BKU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BMI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ZB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B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B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B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B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BA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ZKBW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ZKD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ZKEK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ZK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E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YU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17:02:18.022043322</meta:creation-date>
    <dc:date>2023-09-06T22:14:32.421395552</dc:date>
    <meta:editing-duration>P5DT13H55M33S</meta:editing-duration>
    <meta:editing-cycles>100</meta:editing-cycles>
    <meta:generator>LibreOffice/7.3.7.2$Linux_X86_64 LibreOffice_project/30$Build-2</meta:generator>
    <meta:document-statistic meta:table-count="1" meta:cell-count="11604" meta:object-count="0"/>
  </office:meta>
</office:document-meta>
</file>